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1pt" style:font-size-asian="11pt" style:font-size-complex="11pt"/>
    </style:style>
    <style:style style:name="P2" style:family="paragraph" style:parent-style-name="Standard">
      <style:text-properties style:font-name="sans-serif" fo:font-size="11pt" officeooo:rsid="0013ff77" officeooo:paragraph-rsid="0013ff77" style:font-size-asian="11pt" style:font-size-complex="11pt"/>
    </style:style>
    <style:style style:name="P3" style:family="paragraph" style:parent-style-name="Standard">
      <style:text-properties style:font-name="sans-serif" fo:font-size="11pt" fo:font-weight="bold" style:font-size-asian="11pt" style:font-weight-asian="bold" style:font-size-complex="11pt" style:font-weight-complex="bold"/>
    </style:style>
    <style:style style:name="P4" style:family="paragraph" style:parent-style-name="Standard">
      <style:text-properties officeooo:paragraph-rsid="0013ff77"/>
    </style:style>
    <style:style style:name="P5" style:family="paragraph" style:parent-style-name="Standard">
      <style:text-properties officeooo:rsid="0016f130" officeooo:paragraph-rsid="0016f130"/>
    </style:style>
    <style:style style:name="P6" style:family="paragraph" style:parent-style-name="Standard">
      <style:text-properties fo:font-weight="bold" officeooo:rsid="0016f130" officeooo:paragraph-rsid="0016f130" style:font-weight-asian="bold" style:font-weight-complex="bold"/>
    </style:style>
    <style:style style:name="P7" style:family="paragraph" style:parent-style-name="Standard">
      <style:text-properties officeooo:rsid="00179e85" officeooo:paragraph-rsid="00179e85"/>
    </style:style>
    <style:style style:name="T1" style:family="text">
      <style:text-properties officeooo:rsid="00159b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cedure Call Overhead</text:p>
      <text:p text:style-name="P1">In this experiment we determined the overhead of calling a procedure in C with different number of arguments. This call implies evaluating a branch, finding the address of the next instruction to execute and storing the address of where to return.</text:p>
      <text:p text:style-name="P1"/>
      <text:p text:style-name="P2">Methodology:</text:p>
      <text:p text:style-name="P2">To measure procedure call overhead with an increasing number of integer arguments from 0-7 we repeatedly (50,000 times) called procedures, passing the appropriate number of arguments. We did not process the data inside the procedure. We measured the time by encapsulating the procedure call with the measurement of time and calculating the difference. We kept these measurements inside the loop, this removed the loop overhead.</text:p>
      <text:p text:style-name="P2"/>
      <text:p text:style-name="P2">Predictions:</text:p>
      <text:p text:style-name="P2">We predicted that by adding more arguments to a procedure call the cycle time should increase linearly. Each argument requires another memory store operation. Each procedure call should only require a few instructions, namely to save some stack pointers, the data, jump and then return. The increase should be linear within 2 or 3 cycles as arguments increment so that the procedure with 7 arguments has the</text:p>
      <text:p text:style-name="P2">highest cost.</text:p>
      <text:p text:style-name="P2"/>
      <text:p text:style-name="P2">Results:</text:p>
      <text:p text:style-name="P2">args | time (ns)</text:p>
      <text:p text:style-name="P2">0 <text:tab/>16</text:p>
      <text:p text:style-name="P2">1 <text:tab/>17</text:p>
      <text:p text:style-name="P2">2 <text:tab/>18</text:p>
      <text:p text:style-name="P2">3 <text:tab/>17</text:p>
      <text:p text:style-name="P2">4<text:tab/>19</text:p>
      <text:p text:style-name="P2">5 <text:tab/>19</text:p>
      <text:p text:style-name="P2">6 <text:tab/>20</text:p>
      <text:p text:style-name="P2">7 <text:tab/>26</text:p>
      <text:p text:style-name="P2"/>
      <text:p text:style-name="P2">Analysis:</text:p>
      <text:p text:style-name="P2">Each increase in argument count should cause another memory access in order to push the data into memory. This should cause a relatively linear increase. More than often we noticed this increase but we also noted that numerous runs produced different results. Occasionally, a procedure with more arguments took less time than a procedure with fewer. We think that this may be due to the following optimizations we need to take care of moving forward in the project:</text:p>
      <text:p text:style-name="P4"/>
      <text:p text:style-name="Standard">1) <text:span text:style-name="T1">S</text:span>erialize the instructions so that only instructions listed between starttime and stoptime would be executed during the timing interval.</text:p>
      <text:p text:style-name="Standard">2) <text:span text:style-name="T1">P</text:span>revent our function from being moved to a different core during execution or from involving more than one core, or varying numbers of cores, during execution.</text:p>
      <text:p text:style-name="Standard">3) <text:span text:style-name="T1">W</text:span>e did not examine compiler settings and figure out what are the appropriate compiler settings to use for benchmarking.</text:p>
      <text:p text:style-name="Standard">4) <text:span text:style-name="T1">W</text:span>e did not figure out what the precision in our timing estimates is - i.e. what the range of error is - not just the overhead - but how much indeterminism is involved in the timestamp counter.</text:p>
      <text:p text:style-name="Standard">5) <text:span text:style-name="T1">W</text:span>e did not examine how to ensure that our processor only runs at one speed throughout the execution of the test.</text:p>
      <text:p text:style-name="Standard">6) <text:span text:style-name="T1">W</text:span>e did not examine how to make sure that other processes were not taking CPU time.</text:p>
      <text:p text:style-name="Standard"/>
      <text:p text:style-name="P6"><text:soft-page-break/>System Call Overhead</text:p>
      <text:p text:style-name="P5">In this experiment we determined the overhead of executing a minimal system call in C. A system call implies a software interrupt to the kernel and switching temporarily from user mode to kernel mode in order to be able to access restricted parts of the OS or hardware.</text:p>
      <text:p text:style-name="P5"/>
      <text:p text:style-name="P5">Methodology:</text:p>
      <text:p text:style-name="P5">From the variety of system calls, we needed to choose one with a small overhead (little or no disk and memory access, no network access, etc.). We decided to use the getppid() system call because it only needs to read the process ID and make it available to the user. To measure the time of a call, we executed it only once per program execution. We then ran a python utility to run the program several times so that we can get an average over 1000 times.</text:p>
      <text:p text:style-name="P5"/>
      <text:p text:style-name="P5">Predictions:</text:p>
      <text:p text:style-name="P5">To read process's ID should only take very few cycles in the bare hardware. The majority of the time required by this call will be used to switch from user to kernel mode and to wait for the kernel to validate all accesses in order to protect itself. We didn't have to worry about the data and instruction getting cached as we were running the program from scratch every time.</text:p>
      <text:p text:style-name="P5"/>
      <text:p text:style-name="P5">Results:</text:p>
      <text:p text:style-name="P5">Averaged over 1000 times getppid() took around 2001 ns.</text:p>
      <text:p text:style-name="P5"/>
      <text:p text:style-name="P5">Analysis:</text:p>
      <text:p text:style-name="P7">A system call takes a considerable amount of time compared to other simpler operations. We think this is due to the fact that an interruption into the kernel is needed, as well as kernel operations for validating and fulfilling the user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00:01:53.919378966</meta:creation-date>
    <meta:generator>LibreOffice/4.2.8.2$Linux_X86_64 LibreOffice_project/420m0$Build-2</meta:generator>
    <dc:date>2016-02-02T01:36:02.362356511</dc:date>
    <meta:editing-duration>PT27M19S</meta:editing-duration>
    <meta:editing-cycles>6</meta:editing-cycles>
    <meta:document-statistic meta:table-count="0" meta:image-count="0" meta:object-count="0" meta:page-count="2" meta:paragraph-count="35" meta:word-count="687" meta:character-count="3981" meta:non-whitespace-character-count="3298"/>
  </office:meta>
</office:document-meta>
</file>